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PU1" table:style-name="ta1">
        <table:shapes>
          <draw:frame draw:z-index="0" draw:style-name="gr1" draw:text-style-name="P1" svg:width="233.85mm" svg:height="147.94mm" svg:x="3.07mm" svg:y="91.11mm">
            <loext:p draw:notify-on-update-of-ranges="GPU1.G11:GPU1.G13 GPU1.H10:GPU1.H10 GPU1.H11:GPU1.H13 GPU1.G11:GPU1.G13 GPU1.I10:GPU1.I10 GPU1.I11:GPU1.I13 GPU1.G11:GPU1.G13 GPU1.J10:GPU1.J10 GPU1.J11:GPU1.J13 GPU1.G11:GPU1.G13 GPU1.K10:GPU1.K10 GPU1.K11:GPU1.K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5.56mm" svg:height="143.16mm" svg:x="249.19mm" svg:y="93.5mm">
            <loext:p draw:notify-on-update-of-ranges="GPU1.A11:GPU1.A13 GPU1.B10:GPU1.B10 GPU1.B11:GPU1.B13 GPU1.A11:GPU1.A13 GPU1.C10:GPU1.C10 GPU1.C11:GPU1.C13 GPU1.A11:GPU1.A13 GPU1.D10:GPU1.D10 GPU1.D11:GPU1.D13 GPU1.A11:GPU1.A13 GPU1.E10:GPU1.E10 GPU1.E11:GPU1.E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30.8mm" svg:height="146.62mm" svg:x="5.57mm" svg:y="248.89mm">
            <loext:p draw:notify-on-update-of-ranges="GPU1.A17:GPU1.A19 GPU1.B16:GPU1.B16 GPU1.B17:GPU1.B19 GPU1.A17:GPU1.A19 GPU1.C16:GPU1.C16 GPU1.C17:GPU1.C19 GPU1.A17:GPU1.A19 GPU1.D16:GPU1.D16 GPU1.D17:GPU1.D19 GPU1.A17:GPU1.A19 GPU1.E16:GPU1.E16 GPU1.E17:GPU1.E19 GPU1.A17:GPU1.A19 GPU1.F16:GPU1.F16 GPU1.F17:GPU1.F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90.04mm" svg:x="282.92mm" svg:y="1.33mm">
            <loext:p draw:notify-on-update-of-ranges="GPU1.A5:GPU1.A7 GPU1.B4:GPU1.B4 GPU1.B5:GPU1.B7 GPU1.A5:GPU1.A7 GPU1.C4:GPU1.C4 GPU1.C5:GPU1.C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200.99mm" svg:height="115.01mm" svg:x="0.83mm" svg:y="453.16mm">
            <loext:p draw:notify-on-update-of-ranges="GPU1.A92:GPU1.A96 GPU1.B91:GPU1.B91 GPU1.B92:GPU1.B96 GPU1.A92:GPU1.A96 GPU1.C91:GPU1.C91 GPU1.C92:GPU1.C9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98.18mm" svg:height="119.38mm" svg:x="212.95mm" svg:y="455.01mm">
            <loext:p draw:notify-on-update-of-ranges="GPU1.E92:GPU1.E97 GPU1.F91:GPU1.F91 GPU1.F92:GPU1.F97 GPU1.E92:GPU1.E97 GPU1.G91:GPU1.G91 GPU1.G92:GPU1.G9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GPU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op / thread, 1024 threads, addition modulaire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7" calcext:value-type="float">
            <text:p>0,097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,9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1" calcext:value-type="float">
            <text:p>9,1</text:p>
          </table:table-cell>
          <table:table-cell office:value-type="float" office:value="16.1" calcext:value-type="float">
            <text:p>16,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op / thread, 1024 threads</text:p>
          </table:table-cell>
          <table:table-cell table:number-columns-repeated="5"/>
          <table:table-cell office:value-type="string" calcext:value-type="string">
            <text:p>Programme séquenti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 table:number-columns-repeated="2"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097" calcext:value-type="float">
            <text:p>0,097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,93</text:p>
          </table:table-cell>
          <table:table-cell office:value-type="float" office:value="0.958" calcext:value-type="float">
            <text:p>0,95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1" calcext:value-type="float">
            <text:p>16,1</text:p>
          </table:table-cell>
          <table:table-cell table:number-columns-repeated="2" office:value-type="float" office:value="16.2" calcext:value-type="float">
            <text:p>16,2</text:p>
          </table:table-cell>
          <table:table-cell office:value-type="float" office:value="16.1" calcext:value-type="float">
            <text:p>16,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.1" calcext:value-type="float">
            <text:p>9,1</text:p>
          </table:table-cell>
          <table:table-cell office:value-type="float" office:value="9.69" calcext:value-type="float">
            <text:p>9,69</text:p>
          </table:table-cell>
          <table:table-cell office:value-type="float" office:value="8.2" calcext:value-type="float">
            <text:p>8,2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n faisant varier le nombre d'opérations par threads, modulo sans i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 op/thread</text:p>
          </table:table-cell>
          <table:table-cell office:value-type="string" calcext:value-type="string">
            <text:p>1000 op/thread</text:p>
          </table:table-cell>
          <table:table-cell office:value-type="string" calcext:value-type="string">
            <text:p>10000 op/thread</text:p>
          </table:table-cell>
          <table:table-cell office:value-type="string" calcext:value-type="string">
            <text:p>100000 op/thread</text:p>
          </table:table-cell>
          <table:table-cell office:value-type="string" calcext:value-type="string">
            <text:p>1000000 op/threa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float" office:value="1.28" calcext:value-type="float">
            <text:p>1,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,02</text:p>
          </table:table-cell>
          <table:table-cell office:value-type="float" office:value="2.05" calcext:value-type="float">
            <text:p>2,05</text:p>
          </table:table-cell>
          <table:table-cell office:value-type="float" office:value="2.44" calcext:value-type="float">
            <text:p>2,44</text:p>
          </table:table-cell>
          <table:table-cell office:value-type="float" office:value="3.57" calcext:value-type="float">
            <text:p>3,57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7" calcext:value-type="float">
            <text:p>17</text:p>
          </table:table-cell>
          <table:table-cell office:value-type="float" office:value="21.1" calcext:value-type="float">
            <text:p>21,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 table:number-rows-repeated="70"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tiplication naïve modulaire</text:p>
          </table:table-cell>
          <table:table-cell table:number-columns-repeated="3"/>
          <table:table-cell office:value-type="string" calcext:value-type="string">
            <text:p>Multiplication naïve modulaire sur GPU</text:p>
          </table:table-cell>
          <table:table-cell table:number-columns-repeated="3"/>
          <table:table-cell office:value-type="string" calcext:value-type="string">
            <text:p>Idem multiples opérations par threads fonction délégu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2"/>
          <table:table-cell office:value-type="string" calcext:value-type="string">
            <text:p>1 op./thread</text:p>
          </table:table-cell>
          <table:table-cell office:value-type="string" calcext:value-type="string">
            <text:p>DEG op./thread</text:p>
          </table:table-cell>
          <table:table-cell table:number-columns-repeated="2"/>
          <table:table-cell office:value-type="string" calcext:value-type="string">
            <text:p>1 op./thread</text:p>
          </table:table-cell>
          <table:table-cell office:value-type="string" calcext:value-type="string">
            <text:p>10 op./thread</text:p>
          </table:table-cell>
          <table:table-cell office:value-type="string" calcext:value-type="string">
            <text:p>100 op./thread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49" calcext:value-type="float">
            <text:p>0,49</text:p>
          </table:table-cell>
          <table:table-cell office:value-type="float" office:value="0.68" calcext:value-type="float">
            <text:p>0,68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.5" calcext:value-type="float">
            <text:p>10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86" calcext:value-type="float">
            <text:p>0,8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.46" calcext:value-type="float">
            <text:p>1,46</text:p>
          </table:table-cell>
          <table:table-cell office:value-type="float" office:value="3.14" calcext:value-type="float">
            <text:p>3,14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2" calcext:value-type="float">
            <text:p>42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.42" calcext:value-type="float">
            <text:p>1,42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2.8" calcext:value-type="float">
            <text:p>22,8</text:p>
          </table:table-cell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237" calcext:value-type="float">
            <text:p>2237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28.3" calcext:value-type="float">
            <text:p>28,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  <table:table-cell office:value-type="float" office:value="28.3" calcext:value-type="float">
            <text:p>28,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00" calcext:value-type="float">
            <text:p>2000000</text:p>
          </table:table-cell>
          <table:table-cell office:value-type="float" office:value="286.6" calcext:value-type="float">
            <text:p>286,6</text:p>
          </table:table-cell>
          <table:table-cell office:value-type="float" office:value="112.7" calcext:value-type="float">
            <text:p>112,7</text:p>
          </table:table-cell>
          <table:table-cell table:number-columns-repeated="5"/>
        </table:table-row>
      </table:table>
      <table:table table:name="GPU2" table:style-name="ta1">
        <table:shapes>
          <draw:frame draw:z-index="0" draw:style-name="gr1" draw:text-style-name="P1" svg:width="236.37mm" svg:height="153.52mm" svg:x="5.85mm" svg:y="96.64mm">
            <loext:p draw:notify-on-update-of-ranges="GPU2.G11:GPU2.G13 GPU2.H10:GPU2.H10 GPU2.H11:GPU2.H13 GPU2.G11:GPU2.G13 GPU2.I10:GPU2.I10 GPU2.I11:GPU2.I13 GPU2.G11:GPU2.G13 GPU2.J10:GPU2.J10 GPU2.J11:GPU2.J13 GPU2.G11:GPU2.G13 GPU2.K10:GPU2.K10 GPU2.K11:GPU2.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74mm" svg:height="154.05mm" svg:x="6.41mm" svg:y="255.55mm">
            <loext:p draw:notify-on-update-of-ranges="GPU2.A17:GPU2.A19 GPU2.B16:GPU2.B16 GPU2.B17:GPU2.B19 GPU2.A17:GPU2.A19 GPU2.C16:GPU2.C16 GPU2.C17:GPU2.C19 GPU2.A17:GPU2.A19 GPU2.D16:GPU2.D16 GPU2.D17:GPU2.D19 GPU2.A17:GPU2.A19 GPU2.E16:GPU2.E16 GPU2.E17:GPU2.E19 GPU2.A17:GPU2.A19 GPU2.F16:GPU2.F16 GPU2.F17:GPU2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2.22mm" svg:height="152.46mm" svg:x="251.98mm" svg:y="95.76mm">
            <loext:p draw:notify-on-update-of-ranges="GPU2.A11:GPU2.A13 GPU2.B10:GPU2.B10 GPU2.B11:GPU2.B13 GPU2.A11:GPU2.A13 GPU2.C10:GPU2.C10 GPU2.C11:GPU2.C13 GPU2.A11:GPU2.A13 GPU2.D10:GPU2.D10 GPU2.D11:GPU2.D13 GPU2.A11:GPU2.A13 GPU2.E10:GPU2.E10 GPU2.E11:GPU2.E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mm" svg:height="90.04mm" svg:x="272.32mm" svg:y="1.86mm">
            <loext:p draw:notify-on-update-of-ranges="GPU2.A5:GPU2.A7 GPU2.B4:GPU2.B4 GPU2.B5:GPU2.B7 GPU2.A5:GPU2.A7 GPU2.C4:GPU2.C4 GPU2.C5:GPU2.C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47.24mm" svg:height="130.27mm" svg:x="0mm" svg:y="457.13mm">
            <loext:p draw:notify-on-update-of-ranges="GPU2.A95:GPU2.A99 GPU2.C94:GPU2.C94 GPU2.C95:GPU2.C99 GPU2.B94:GPU2.B94 GPU2.B95:GPU2.B98 GPU2.A95:GPU2.A9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draw:text-style-name="P1" svg:width="194.12mm" svg:height="114.48mm" svg:x="255.48mm" svg:y="461.37mm">
            <loext:p draw:notify-on-update-of-ranges="GPU2.E95:GPU2.E100 GPU2.F94:GPU2.F94 GPU2.F95:GPU2.F100 GPU2.E95:GPU2.E100 GPU2.G94:GPU2.G94 GPU2.G95:GPU2.G10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PU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 op / thread, 1024 threads, addition modulaire %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office:value-type="float" office:value="3.2" calcext:value-type="float">
            <text:p>3,2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.9" calcext:value-type="float">
            <text:p>13,9</text:p>
          </table:table-cell>
          <table:table-cell office:value-type="float" office:value="16.1" calcext:value-type="float">
            <text:p>16,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 op / thread, 1024 threads</text:p>
          </table:table-cell>
          <table:table-cell table:number-columns-repeated="5"/>
          <table:table-cell office:value-type="string" calcext:value-type="string">
            <text:p>Programme séquenti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 table:number-columns-repeated="2"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,2</text:p>
          </table:table-cell>
          <table:table-cell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3.15" calcext:value-type="float">
            <text:p>3,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office:value-type="float" office:value="1.55" calcext:value-type="float">
            <text:p>1,55</text:p>
          </table:table-cell>
          <table:table-cell office:value-type="float" office:value="1.36" calcext:value-type="float">
            <text:p>1,36</text:p>
          </table:table-cell>
          <table:table-cell office:value-type="float" office:value="1.33" calcext:value-type="float">
            <text:p>1,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.9" calcext:value-type="float">
            <text:p>23,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.6" calcext:value-type="float">
            <text:p>23,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9" calcext:value-type="float">
            <text:p>13,9</text:p>
          </table:table-cell>
          <table:table-cell office:value-type="float" office:value="14.1" calcext:value-type="float">
            <text:p>14,1</text:p>
          </table:table-cell>
          <table:table-cell office:value-type="float" office:value="12.2" calcext:value-type="float">
            <text:p>12,2</text:p>
          </table:table-cell>
          <table:table-cell office:value-type="float" office:value="11.9" calcext:value-type="float">
            <text:p>11,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 faisant varier le nombre d'opérations par threads, modulo sans i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 op/thread</text:p>
          </table:table-cell>
          <table:table-cell office:value-type="string" calcext:value-type="string">
            <text:p>1000 op/thread</text:p>
          </table:table-cell>
          <table:table-cell office:value-type="string" calcext:value-type="string">
            <text:p>10000 op/thread</text:p>
          </table:table-cell>
          <table:table-cell office:value-type="string" calcext:value-type="string">
            <text:p>100000 op/thread</text:p>
          </table:table-cell>
          <table:table-cell office:value-type="string" calcext:value-type="string">
            <text:p>1000000 op/thread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.9" calcext:value-type="float">
            <text:p>1,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5" calcext:value-type="float">
            <text:p>3,25</text:p>
          </table:table-cell>
          <table:table-cell office:value-type="float" office:value="3.3" calcext:value-type="float">
            <text:p>3,3</text:p>
          </table:table-cell>
          <table:table-cell office:value-type="float" office:value="3.33" calcext:value-type="float">
            <text:p>3,33</text:p>
          </table:table-cell>
          <table:table-cell office:value-type="float" office:value="3.72" calcext:value-type="float">
            <text:p>3,72</text:p>
          </table:table-cell>
          <table:table-cell office:value-type="float" office:value="5.2" calcext:value-type="float">
            <text:p>5,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5.3" calcext:value-type="float">
            <text:p>25,3</text:p>
          </table:table-cell>
          <table:table-cell office:value-type="float" office:value="25.5" calcext:value-type="float">
            <text:p>25,5</text:p>
          </table:table-cell>
          <table:table-cell office:value-type="float" office:value="33.1" calcext:value-type="float">
            <text:p>33,1</text:p>
          </table:table-cell>
          <table:table-cell office:value-type="float" office:value="53.3" calcext:value-type="float">
            <text:p>53,3</text:p>
          </table:table-cell>
          <table:table-cell table:number-columns-repeated="7"/>
        </table:table-row>
        <table:table-row table:style-name="ro1" table:number-rows-repeated="73">
          <table:table-cell table:number-columns-repeated="13"/>
        </table:table-row>
        <table:table-row table:style-name="ro1">
          <table:table-cell/>
          <table:table-cell office:value-type="string" calcext:value-type="string">
            <text:p>Multiplication naïve modulaire</text:p>
          </table:table-cell>
          <table:table-cell table:number-columns-repeated="3"/>
          <table:table-cell office:value-type="string" calcext:value-type="string">
            <text:p>Multiplication naïve modulaire sur GPU</text:p>
          </table:table-cell>
          <table:table-cell table:number-columns-repeated="3"/>
          <table:table-cell office:value-type="string" calcext:value-type="string">
            <text:p>Idem multiples opérations par threads fonction délégué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2"/>
          <table:table-cell office:value-type="string" calcext:value-type="string">
            <text:p>1 op./thread</text:p>
          </table:table-cell>
          <table:table-cell office:value-type="string" calcext:value-type="string">
            <text:p>DEG op./thread</text:p>
          </table:table-cell>
          <table:table-cell table:number-columns-repeated="2"/>
          <table:table-cell office:value-type="string" calcext:value-type="string">
            <text:p>1 op./thread</text:p>
          </table:table-cell>
          <table:table-cell office:value-type="string" calcext:value-type="string">
            <text:p>10 op./thread</text:p>
          </table:table-cell>
          <table:table-cell office:value-type="string" calcext:value-type="string">
            <text:p>100 op./thread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8" calcext:value-type="float">
            <text:p>1,28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81" calcext:value-type="float">
            <text:p>0,81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81" calcext:value-type="float">
            <text:p>0,81</text:p>
          </table:table-cell>
          <table:table-cell office:value-type="float" office:value="1.13" calcext:value-type="float">
            <text:p>1,13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1.9" calcext:value-type="float">
            <text:p>21,9</text:p>
          </table:table-cell>
          <table:table-cell office:value-type="float" office:value="0.77" calcext:value-type="float">
            <text:p>0,7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.14" calcext:value-type="float">
            <text:p>1,14</text:p>
          </table:table-cell>
          <table:table-cell office:value-type="float" office:value="0.77" calcext:value-type="float">
            <text:p>0,7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4.19" calcext:value-type="float">
            <text:p>4,19</text:p>
          </table:table-cell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7" calcext:value-type="float">
            <text:p>8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gt; &gt; 50</text:p>
          </table:table-cell>
          <table:table-cell/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268" calcext:value-type="float">
            <text:p>2268</text:p>
          </table:table-cell>
          <table:table-cell office:value-type="float" office:value="8.88" calcext:value-type="float">
            <text:p>8,8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4" calcext:value-type="float">
            <text:p>24</text:p>
          </table:table-cell>
          <table:table-cell office:value-type="float" office:value="8.88" calcext:value-type="float">
            <text:p>8,88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33.2" calcext:value-type="float">
            <text:p>33,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office:value-type="float" office:value="33.2" calcext:value-type="float">
            <text:p>33,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0000" calcext:value-type="float">
            <text:p>2000000</text:p>
          </table:table-cell>
          <table:table-cell office:value-type="float" office:value="352.3" calcext:value-type="float">
            <text:p>352,3</text:p>
          </table:table-cell>
          <table:table-cell office:value-type="float" office:value="129.8" calcext:value-type="float">
            <text:p>129,8</text:p>
          </table:table-cell>
          <table:table-cell table:number-columns-repeated="6"/>
        </table:table-row>
      </table:table>
      <table:table table:name="GPU3" table:style-name="ta1">
        <table:shapes>
          <draw:frame draw:z-index="0" draw:style-name="gr1" draw:text-style-name="P1" svg:width="236.37mm" svg:height="153.52mm" svg:x="5.85mm" svg:y="96.64m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232.74mm" svg:height="154.05mm" svg:x="6.41mm" svg:y="255.55m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242.22mm" svg:height="152.46mm" svg:x="251.98mm" svg:y="95.76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60mm" svg:height="90.04mm" svg:x="272.32mm" svg:y="1.86m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97.41mm" svg:height="124.58mm" svg:x="260.98mm" svg:y="463.76mm">
            <loext:p draw:notify-on-update-of-ranges="GPU3.E95:GPU3.E100 GPU3.F94:GPU3.F94 GPU3.F95:GPU3.F100 GPU3.E95:GPU3.E100 GPU3.G94:GPU3.G94 GPU3.G95:GPU3.G10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219.64mm" svg:height="140.9mm" svg:x="0mm" svg:y="458.46mm">
            <loext:p draw:notify-on-update-of-ranges="GPU3.A95:GPU3.A99 GPU3.C93:GPU3.C94 GPU3.C95:GPU3.C99 GPU3.B94:GPU3.B94 GPU3.B95:GPU3.B98 GPU3.A95:GPU3.A99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GPU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op / thread, 1024 threads, addition modulaire 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office:value-type="float" office:value="3.2" calcext:value-type="float">
            <text:p>3,2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.9" calcext:value-type="float">
            <text:p>13,9</text:p>
          </table:table-cell>
          <table:table-cell office:value-type="float" office:value="16.1" calcext:value-type="float">
            <text:p>16,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op / thread, 1024 threads</text:p>
          </table:table-cell>
          <table:table-cell table:number-columns-repeated="5"/>
          <table:table-cell office:value-type="string" calcext:value-type="string">
            <text:p>Programme séquenti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 table:number-columns-repeated="2"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,2</text:p>
          </table:table-cell>
          <table:table-cell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3.15" calcext:value-type="float">
            <text:p>3,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office:value-type="float" office:value="1.55" calcext:value-type="float">
            <text:p>1,55</text:p>
          </table:table-cell>
          <table:table-cell office:value-type="float" office:value="1.36" calcext:value-type="float">
            <text:p>1,36</text:p>
          </table:table-cell>
          <table:table-cell office:value-type="float" office:value="1.33" calcext:value-type="float">
            <text:p>1,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.9" calcext:value-type="float">
            <text:p>23,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.6" calcext:value-type="float">
            <text:p>23,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9" calcext:value-type="float">
            <text:p>13,9</text:p>
          </table:table-cell>
          <table:table-cell office:value-type="float" office:value="14.1" calcext:value-type="float">
            <text:p>14,1</text:p>
          </table:table-cell>
          <table:table-cell office:value-type="float" office:value="12.2" calcext:value-type="float">
            <text:p>12,2</text:p>
          </table:table-cell>
          <table:table-cell office:value-type="float" office:value="11.9" calcext:value-type="float">
            <text:p>11,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n faisant varier le nombre d'opérations par threads, modulo sans i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 op/thread</text:p>
          </table:table-cell>
          <table:table-cell office:value-type="string" calcext:value-type="string">
            <text:p>1000 op/thread</text:p>
          </table:table-cell>
          <table:table-cell office:value-type="string" calcext:value-type="string">
            <text:p>10000 op/thread</text:p>
          </table:table-cell>
          <table:table-cell office:value-type="string" calcext:value-type="string">
            <text:p>100000 op/thread</text:p>
          </table:table-cell>
          <table:table-cell office:value-type="string" calcext:value-type="string">
            <text:p>1000000 op/threa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.9" calcext:value-type="float">
            <text:p>1,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5" calcext:value-type="float">
            <text:p>3,25</text:p>
          </table:table-cell>
          <table:table-cell office:value-type="float" office:value="3.3" calcext:value-type="float">
            <text:p>3,3</text:p>
          </table:table-cell>
          <table:table-cell office:value-type="float" office:value="3.33" calcext:value-type="float">
            <text:p>3,33</text:p>
          </table:table-cell>
          <table:table-cell office:value-type="float" office:value="3.72" calcext:value-type="float">
            <text:p>3,72</text:p>
          </table:table-cell>
          <table:table-cell office:value-type="float" office:value="5.2" calcext:value-type="float">
            <text:p>5,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5.3" calcext:value-type="float">
            <text:p>25,3</text:p>
          </table:table-cell>
          <table:table-cell office:value-type="float" office:value="25.5" calcext:value-type="float">
            <text:p>25,5</text:p>
          </table:table-cell>
          <table:table-cell office:value-type="float" office:value="33.1" calcext:value-type="float">
            <text:p>33,1</text:p>
          </table:table-cell>
          <table:table-cell office:value-type="float" office:value="53.3" calcext:value-type="float">
            <text:p>53,3</text:p>
          </table:table-cell>
          <table:table-cell table:number-columns-repeated="6"/>
        </table:table-row>
        <table:table-row table:style-name="ro1" table:number-rows-repeated="73"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tiplication naïve modulaire (modulo%)</text:p>
          </table:table-cell>
          <table:table-cell table:number-columns-repeated="3"/>
          <table:table-cell office:value-type="string" calcext:value-type="string">
            <text:p>Multiplication naïve modulaire sur GPU</text:p>
          </table:table-cell>
          <table:table-cell table:number-columns-repeated="3"/>
          <table:table-cell office:value-type="string" calcext:value-type="string">
            <text:p>Idem multiples opérations par threads fonction délégu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2"/>
          <table:table-cell office:value-type="string" calcext:value-type="string">
            <text:p>1 op./thread</text:p>
          </table:table-cell>
          <table:table-cell office:value-type="string" calcext:value-type="string">
            <text:p>DEG op./thread</text:p>
          </table:table-cell>
          <table:table-cell table:number-columns-repeated="2"/>
          <table:table-cell office:value-type="string" calcext:value-type="string">
            <text:p>1 op./thread</text:p>
          </table:table-cell>
          <table:table-cell office:value-type="string" calcext:value-type="string">
            <text:p>10 op./thread</text:p>
          </table:table-cell>
          <table:table-cell office:value-type="string" calcext:value-type="string">
            <text:p>100 op./thread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" calcext:value-type="float">
            <text:p>0,7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42" calcext:value-type="float">
            <text:p>1,42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42" calcext:value-type="float">
            <text:p>1,42</text:p>
          </table:table-cell>
          <table:table-cell office:value-type="float" office:value="1.62" calcext:value-type="float">
            <text:p>1,62</text:p>
          </table:table-cell>
          <table:table-cell office:value-type="float" office:value="1.84" calcext:value-type="float">
            <text:p>1,84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11.23" calcext:value-type="float">
            <text:p>11,23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.59" calcext:value-type="float">
            <text:p>1,59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.71" calcext:value-type="float">
            <text:p>1,71</text:p>
          </table:table-cell>
          <table:table-cell office:value-type="float" office:value="3.85" calcext:value-type="float">
            <text:p>3,85</text:p>
          </table:table-cell>
          <table:table-cell office:value-type="float" office:value="33.95" calcext:value-type="float">
            <text:p>33,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2" calcext:value-type="float">
            <text:p>62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.71" calcext:value-type="float">
            <text:p>1,71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262" calcext:value-type="float">
            <text:p>12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11.9" calcext:value-type="float">
            <text:p>11,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7" calcext:value-type="float">
            <text:p>37</text:p>
          </table:table-cell>
          <table:table-cell office:value-type="float" office:value="11.9" calcext:value-type="float">
            <text:p>11,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00" calcext:value-type="float">
            <text:p>2000000</text:p>
          </table:table-cell>
          <table:table-cell office:value-type="float" office:value="138.5" calcext:value-type="float">
            <text:p>138,5</text:p>
          </table:table-cell>
          <table:table-cell office:value-type="float" office:value="43.8" calcext:value-type="float">
            <text:p>43,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5:19:41.504468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24:40.057680534</meta:creation-date>
    <dc:date>2018-05-02T16:36:06.497066490</dc:date>
    <meta:editing-duration>PT4H58S</meta:editing-duration>
    <meta:editing-cycles>14</meta:editing-cycles>
    <meta:generator>LibreOffice/5.2.7.2$Linux_X86_64 LibreOffice_project/20m0$Build-2</meta:generator>
    <meta:document-statistic meta:table-count="3" meta:cell-count="395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8cm" svg:height="15.353cm" xlink:href=".." xlink:type="simple" chart:class="chart:scatter" chart:style-name="ch1">
        <chart:title svg:x="9.579cm" svg:y="0.443cm" chart:style-name="ch2">
          <text:p>Programme séquentiel</text:p>
        </chart:title>
        <chart:subtitle svg:x="8.719cm" svg:y="1.529cm" chart:style-name="ch3">
          <text:p>Comparaison méthodes de modulo</text:p>
        </chart:subtitle>
        <chart:legend chart:legend-position="end" svg:x="20.283cm" svg:y="6.63cm" style:legend-expansion="high" chart:style-name="ch4"/>
        <chart:plot-area chart:style-name="ch5" table:cell-range-address="GPU2.G11:GPU2.K13 GPU2.H10:GPU2.K10" chart:data-source-has-labels="row" svg:x="1.483cm" svg:y="2.519cm" svg:width="18.328cm" svg:height="11.546cm">
          <chartooo:coordinate-region svg:x="1.919cm" svg:y="2.718cm" svg:width="17.427cm" svg:height="10.7cm"/>
          <chart:axis chart:dimension="x" chart:name="primary-x" chart:style-name="ch6">
            <chart:title svg:x="9.571cm" svg:y="14.372cm" chart:style-name="ch7">
              <text:p>Degré ( * 1e6)</text:p>
            </chart:title>
          </chart:axis>
          <chart:axis chart:dimension="y" chart:name="primary-y" chart:style-name="ch6">
            <chart:title svg:x="0.451cm" svg:y="9.077cm" chart:style-name="ch8">
              <text:p>Temps (s)</text:p>
            </chart:title>
            <chart:grid chart:style-name="ch9" chart:class="major"/>
          </chart:axis>
          <chart:series chart:style-name="ch10" chart:values-cell-range-address="GPU2.H11:GPU2.H13" chart:label-cell-address="GPU2.H10:GPU2.H10" chart:class="chart:scatter">
            <chart:domain table:cell-range-address="GPU2.G11:GPU2.G13"/>
            <chart:data-point chart:repeated="3"/>
          </chart:series>
          <chart:series chart:style-name="ch11" chart:values-cell-range-address="GPU2.I11:GPU2.I13" chart:label-cell-address="GPU2.I10:GPU2.I10" chart:class="chart:scatter">
            <chart:data-point chart:repeated="3"/>
          </chart:series>
          <chart:series chart:style-name="ch12" chart:values-cell-range-address="GPU2.J11:GPU2.J13" chart:label-cell-address="GPU2.J10:GPU2.J10" chart:class="chart:scatter">
            <chart:data-point chart:repeated="3"/>
          </chart:series>
          <chart:series chart:style-name="ch13" chart:values-cell-range-address="GPU2.K11:GPU2.K13" chart:label-cell-address="GPU2.K10:GPU2.K10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Modulo %</text:p>
                <draw:g>
                  <svg:desc>GPU2.H10:GPU2.H10</svg:desc>
                </draw:g>
              </table:table-cell>
              <table:table-cell office:value-type="string">
                <text:p>Modulo if</text:p>
                <draw:g>
                  <svg:desc>GPU2.I10:GPU2.I10</svg:desc>
                </draw:g>
              </table:table-cell>
              <table:table-cell office:value-type="string">
                <text:p>Modulo \ if</text:p>
                <draw:g>
                  <svg:desc>GPU2.J10:GPU2.J10</svg:desc>
                </draw:g>
              </table:table-cell>
              <table:table-cell office:value-type="string">
                <text:p>Sans modulo</text:p>
                <draw:g>
                  <svg:desc>GPU2.K10:GPU2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2.G11:GPU2.G13</svg:desc>
                </draw:g>
              </table:table-cell>
              <table:table-cell office:value-type="float" office:value="0.15">
                <text:p>0.15</text:p>
                <draw:g>
                  <svg:desc>GPU2.H11:GPU2.H13</svg:desc>
                </draw:g>
              </table:table-cell>
              <table:table-cell office:value-type="float" office:value="0.2">
                <text:p>0.2</text:p>
                <draw:g>
                  <svg:desc>GPU2.I11:GPU2.I13</svg:desc>
                </draw:g>
              </table:table-cell>
              <table:table-cell office:value-type="float" office:value="0.18">
                <text:p>0.18</text:p>
                <draw:g>
                  <svg:desc>GPU2.J11:GPU2.J13</svg:desc>
                </draw:g>
              </table:table-cell>
              <table:table-cell office:value-type="float" office:value="0.18">
                <text:p>0.18</text:p>
                <draw:g>
                  <svg:desc>GPU2.K11:GPU2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  <table:table-cell office:value-type="float" office:value="1.55">
                <text:p>1.55</text:p>
              </table:table-cell>
              <table:table-cell office:value-type="float" office:value="1.36">
                <text:p>1.3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14.1">
                <text:p>14.1</text:p>
              </table:table-cell>
              <table:table-cell office:value-type="float" office:value="12.2">
                <text:p>12.2</text:p>
              </table:table-cell>
              <table:table-cell office:value-type="float" office:value="11.9">
                <text:p>1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8cm" svg:height="15.353cm" xlink:href="." xlink:type="simple" chart:class="chart:scatter" chart:style-name="ch1">
        <chart:title svg:x="9.579cm" svg:y="0.443cm" chart:style-name="ch2">
          <text:p>Programme séquentiel</text:p>
        </chart:title>
        <chart:subtitle svg:x="8.719cm" svg:y="1.529cm" chart:style-name="ch3">
          <text:p>Comparaison méthodes de modulo</text:p>
        </chart:subtitle>
        <chart:legend chart:legend-position="end" svg:x="20.283cm" svg:y="6.63cm" style:legend-expansion="high" chart:style-name="ch4"/>
        <chart:plot-area chart:style-name="ch5" chart:data-source-has-labels="both" svg:x="1.483cm" svg:y="2.519cm" svg:width="18.328cm" svg:height="11.546cm">
          <chartooo:coordinate-region svg:x="1.919cm" svg:y="2.718cm" svg:width="17.427cm" svg:height="10.7cm"/>
          <chart:axis chart:dimension="x" chart:name="primary-x" chart:style-name="ch6" chartooo:axis-type="auto">
            <chart:title svg:x="9.571cm" svg:y="14.372cm" chart:style-name="ch7">
              <text:p>Degré ( * 1e6)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9.077cm" chart:style-name="ch8">
              <text:p>Temps (s)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1" chart:values-cell-range-address="local-table.$D$2:.$D$4" chart:label-cell-address="local-table.$D$1" chart:class="chart:scatter">
            <chart:data-point chart:repeated="3"/>
          </chart:series>
          <chart:series chart:style-name="ch12" chart:values-cell-range-address="local-table.$E$2:.$E$4" chart:label-cell-address="local-table.$E$1" chart:class="chart:scatter">
            <chart:data-point chart:repeated="3"/>
          </chart:series>
          <chart:series chart:style-name="ch13" chart:values-cell-range-address="local-table.$F$2:.$F$4" chart:label-cell-address="local-table.$F$1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odulo %</text:p>
              </table:table-cell>
              <table:table-cell office:value-type="string">
                <text:p>Modulo if</text:p>
              </table:table-cell>
              <table:table-cell office:value-type="string">
                <text:p>Modulo \ if</text:p>
              </table:table-cell>
              <table:table-cell office:value-type="string">
                <text:p>Sans modu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  <table:table-cell office:value-type="float" office:value="1.55">
                <text:p>1.55</text:p>
              </table:table-cell>
              <table:table-cell office:value-type="float" office:value="1.36">
                <text:p>1.3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14.1">
                <text:p>14.1</text:p>
              </table:table-cell>
              <table:table-cell office:value-type="float" office:value="12.2">
                <text:p>12.2</text:p>
              </table:table-cell>
              <table:table-cell office:value-type="float" office:value="11.9">
                <text:p>11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75cm" svg:height="15.406cm" xlink:href="." xlink:type="simple" chart:class="chart:scatter" chart:style-name="ch1">
        <chart:title svg:x="8.273cm" svg:y="0.444cm" chart:style-name="ch2">
          <text:p>GPU2: Comparaison #op. / thread</text:p>
        </chart:title>
        <chart:subtitle svg:x="8.207cm" svg:y="1.531cm" chart:style-name="ch3">
          <text:p>Addition modulaire par décalage binaire</text:p>
        </chart:subtitle>
        <chart:legend chart:legend-position="end" svg:x="19.1cm" svg:y="6.408cm" style:legend-expansion="high" chart:style-name="ch4"/>
        <chart:plot-area chart:style-name="ch5" chart:data-source-has-labels="both" svg:x="1.476cm" svg:y="2.522cm" svg:width="17.159cm" svg:height="11.595cm">
          <chartooo:coordinate-region svg:x="2.097cm" svg:y="2.721cm" svg:width="16.258cm" svg:height="10.749cm"/>
          <chart:axis chart:dimension="x" chart:name="primary-x" chart:style-name="ch6" chartooo:axis-type="auto">
            <chart:title svg:x="8.979cm" svg:y="14.425cm" chart:style-name="ch7">
              <text:p>Degré ( *1e6 )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9.104cm" chart:style-name="ch8">
              <text:p>Temps (s)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1" chart:values-cell-range-address="local-table.$D$2:.$D$4" chart:label-cell-address="local-table.$D$1" chart:class="chart:scatter">
            <chart:data-point chart:repeated="3"/>
          </chart:series>
          <chart:series chart:style-name="ch12" chart:values-cell-range-address="local-table.$E$2:.$E$4" chart:label-cell-address="local-table.$E$1" chart:class="chart:scatter">
            <chart:data-point chart:repeated="3"/>
          </chart:series>
          <chart:series chart:style-name="ch13" chart:values-cell-range-address="local-table.$F$2:.$F$4" chart:label-cell-address="local-table.$F$1" chart:class="chart:scatter">
            <chart:data-point chart:repeated="3"/>
          </chart:series>
          <chart:series chart:style-name="ch14" chart:values-cell-range-address="local-table.$G$2:.$G$4" chart:label-cell-address="local-table.$G$1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op/thread</text:p>
              </table:table-cell>
              <table:table-cell office:value-type="string">
                <text:p>1000 op/thread</text:p>
              </table:table-cell>
              <table:table-cell office:value-type="string">
                <text:p>10000 op/thread</text:p>
              </table:table-cell>
              <table:table-cell office:value-type="string">
                <text:p>100000 op/thread</text:p>
              </table:table-cell>
              <table:table-cell office:value-type="string">
                <text:p>1000000 op/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6">
                <text:p>1.1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.25">
                <text:p>3.25</text:p>
              </table:table-cell>
              <table:table-cell office:value-type="float" office:value="3.3">
                <text:p>3.3</text:p>
              </table:table-cell>
              <table:table-cell office:value-type="float" office:value="3.33">
                <text:p>3.33</text:p>
              </table:table-cell>
              <table:table-cell office:value-type="float" office:value="3.72">
                <text:p>3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4">
                <text:p>24</text:p>
              </table:table-cell>
              <table:table-cell office:value-type="float" office:value="25.3">
                <text:p>25.3</text:p>
              </table:table-cell>
              <table:table-cell office:value-type="float" office:value="25.5">
                <text:p>25.5</text:p>
              </table:table-cell>
              <table:table-cell office:value-type="float" office:value="33.1">
                <text:p>3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23cm" svg:height="15.247cm" xlink:href="." xlink:type="simple" chart:class="chart:scatter" chart:style-name="ch1">
        <chart:title svg:x="9.038cm" svg:y="0.44cm" chart:style-name="ch2">
          <text:p>Programme parallèle sur GPU2</text:p>
        </chart:title>
        <chart:subtitle svg:x="9.011cm" svg:y="1.523cm" chart:style-name="ch3">
          <text:p>Comparaison méthodes de modulo</text:p>
        </chart:subtitle>
        <chart:legend chart:legend-position="end" svg:x="20.868cm" svg:y="6.577cm" style:legend-expansion="high" chart:style-name="ch4"/>
        <chart:plot-area chart:style-name="ch5" chart:data-source-has-labels="both" svg:x="1.495cm" svg:y="2.51cm" svg:width="18.889cm" svg:height="11.452cm">
          <chartooo:coordinate-region svg:x="2.116cm" svg:y="2.709cm" svg:width="17.988cm" svg:height="10.606cm"/>
          <chart:axis chart:dimension="x" chart:name="primary-x" chart:style-name="ch6" chartooo:axis-type="auto">
            <chart:title svg:x="9.863cm" svg:y="14.266cm" chart:style-name="ch7">
              <text:p>Degré ( *1e6 )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9.021cm" chart:style-name="ch8">
              <text:p>Temps (s)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1" chart:values-cell-range-address="local-table.$D$2:.$D$4" chart:label-cell-address="local-table.$D$1" chart:class="chart:scatter">
            <chart:data-point chart:repeated="3"/>
          </chart:series>
          <chart:series chart:style-name="ch12" chart:values-cell-range-address="local-table.$E$2:.$E$4" chart:label-cell-address="local-table.$E$1" chart:class="chart:scatter">
            <chart:data-point chart:repeated="3"/>
          </chart:series>
          <chart:series chart:style-name="ch13" chart:values-cell-range-address="local-table.$F$2:.$F$4" chart:label-cell-address="local-table.$F$1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odulo %</text:p>
              </table:table-cell>
              <table:table-cell office:value-type="string">
                <text:p>Modulo if</text:p>
              </table:table-cell>
              <table:table-cell office:value-type="string">
                <text:p>Modulo \ if</text:p>
              </table:table-cell>
              <table:table-cell office:value-type="string">
                <text:p>Sans modu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  <table:table-cell office:value-type="float" office:value="3.25">
                <text:p>3.25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.9">
                <text:p>23.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6">
                <text:p>23.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" xlink:type="simple" chart:class="chart:scatter" chart:style-name="ch1">
        <chart:title svg:x="2.824cm" svg:y="0.316cm" chart:style-name="ch2">
          <text:p>Comparaison programme séquentiel et parallèle GPU</text:p>
        </chart:title>
        <chart:legend chart:legend-position="end" svg:x="12.778cm" svg:y="3.954cm" style:legend-expansion="high" chart:style-name="ch3"/>
        <chart:plot-area chart:style-name="ch4" chart:data-source-has-labels="both" svg:x="1.331cm" svg:y="1.275cm" svg:width="11.127cm" svg:height="6.569cm">
          <chartooo:coordinate-region svg:x="1.767cm" svg:y="1.474cm" svg:width="10.226cm" svg:height="5.723cm"/>
          <chart:axis chart:dimension="x" chart:name="primary-x" chart:style-name="ch5" chartooo:axis-type="auto">
            <chart:title svg:x="5.778cm" svg:y="8.024cm" chart:style-name="ch6">
              <text:p>Degré ( *1e6 ) 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5.344cm" chart:style-name="ch7">
              <text:p>Temps (s)</text:p>
            </chart:title>
            <chart:grid chart:style-name="ch8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D$2:.$D$4" chart:label-cell-address="local-table.$D$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 + C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16.1">
                <text:p>16.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19cm" svg:height="11.939cm" xlink:href=".." xlink:type="simple" chart:class="chart:scatter" chart:style-name="ch1">
        <chart:title svg:x="7.444cm" svg:y="0.374cm" chart:style-name="ch2">
          <text:p>Comparaison #op.thread</text:p>
        </chart:title>
        <chart:subtitle svg:x="6.452cm" svg:y="1.391cm" chart:style-name="ch3">
          <text:p>Multiplication naïve modulaire sur GPU1</text:p>
        </chart:subtitle>
        <chart:legend chart:legend-position="end" svg:x="16.094cm" svg:y="5.421cm" style:legend-expansion="high" chart:style-name="ch4"/>
        <chart:plot-area chart:style-name="ch5" table:cell-range-address="GPU1.E92:GPU1.G97 GPU1.F91:GPU1.G91" chart:data-source-has-labels="row" svg:x="1.407cm" svg:y="2.312cm" svg:width="14.291cm" svg:height="8.408cm">
          <chartooo:coordinate-region svg:x="2.214cm" svg:y="2.511cm" svg:width="12.834cm" svg:height="7.562cm"/>
          <chart:axis chart:dimension="x" chart:name="primary-x" chart:style-name="ch6">
            <chart:title svg:x="8.045cm" svg:y="10.958cm" chart:style-name="ch7">
              <text:p>Degré</text:p>
            </chart:title>
          </chart:axis>
          <chart:axis chart:dimension="y" chart:name="primary-y" chart:style-name="ch6">
            <chart:title svg:x="0.451cm" svg:y="7.301cm" chart:style-name="ch8">
              <text:p>Temps (s)</text:p>
            </chart:title>
            <chart:grid chart:style-name="ch9" chart:class="major"/>
          </chart:axis>
          <chart:series chart:style-name="ch10" chart:values-cell-range-address="GPU1.F92:GPU1.F97" chart:label-cell-address="GPU1.F91:GPU1.F91" chart:class="chart:scatter">
            <chart:domain table:cell-range-address="GPU1.E92:GPU1.E97"/>
            <chart:data-point chart:repeated="6"/>
          </chart:series>
          <chart:series chart:style-name="ch11" chart:values-cell-range-address="GPU1.G92:GPU1.G97" chart:label-cell-address="GPU1.G91:GPU1.G9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1 op./thread</text:p>
                <draw:g>
                  <svg:desc>GPU1.F91:GPU1.F91</svg:desc>
                </draw:g>
              </table:table-cell>
              <table:table-cell office:value-type="string">
                <text:p>DEG op./thread</text:p>
                <draw:g>
                  <svg:desc>GPU1.G91:GPU1.G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GPU1.E92:GPU1.E97</svg:desc>
                </draw:g>
              </table:table-cell>
              <table:table-cell office:value-type="float" office:value="0.4">
                <text:p>0.4</text:p>
                <draw:g>
                  <svg:desc>GPU1.F92:GPU1.F97</svg:desc>
                </draw:g>
              </table:table-cell>
              <table:table-cell office:value-type="float" office:value="0.43">
                <text:p>0.43</text:p>
                <draw:g>
                  <svg:desc>GPU1.G92:GPU1.G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86">
                <text:p>0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42">
                <text:p>1.4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0">
                <text:p>2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74">
                <text:p>74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286.6">
                <text:p>286.6</text:p>
              </table:table-cell>
              <table:table-cell office:value-type="float" office:value="112.7">
                <text:p>112.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cc" draw:fill-color="#6699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25cm" svg:height="13.028cm" xlink:href=".." xlink:type="simple" chart:class="chart:scatter" chart:style-name="ch1">
        <chart:title svg:x="9.461cm" svg:y="0.396cm" chart:style-name="ch2">
          <text:p>Multiplication naïve modulaire</text:p>
        </chart:title>
        <chart:subtitle svg:x="11.061cm" svg:y="1.435cm" chart:style-name="ch3">
          <text:p>CPU vs GPU2</text:p>
        </chart:subtitle>
        <chart:legend chart:legend-position="end" svg:x="21.502cm" svg:y="5.966cm" style:legend-expansion="high" chart:style-name="ch4"/>
        <chart:plot-area chart:style-name="ch5" table:cell-range-address="GPU2.A95:GPU2.A99 GPU2.C94:GPU2.C99 GPU2.B94:GPU2.B98" chart:data-source-has-labels="row" svg:x="1.505cm" svg:y="2.378cm" svg:width="19.503cm" svg:height="9.409cm">
          <chartooo:coordinate-region svg:x="2.497cm" svg:y="2.577cm" svg:width="17.861cm" svg:height="8.563cm"/>
          <chart:axis chart:dimension="x" chart:name="primary-x" chart:style-name="ch6">
            <chart:title svg:x="10.749cm" svg:y="12.047cm" chart:style-name="ch7">
              <text:p>Degré</text:p>
            </chart:title>
          </chart:axis>
          <chart:axis chart:dimension="y" chart:name="primary-y" chart:style-name="ch6">
            <chart:title svg:x="0.451cm" svg:y="7.827cm" chart:style-name="ch8">
              <text:p>Temps(s)</text:p>
            </chart:title>
            <chart:grid chart:style-name="ch9" chart:class="major"/>
          </chart:axis>
          <chart:series chart:style-name="ch10" chart:values-cell-range-address="GPU2.C95:GPU2.C99" chart:label-cell-address="GPU2.C94:GPU2.C94" chart:class="chart:scatter">
            <chart:domain table:cell-range-address="GPU2.A95:GPU2.A99"/>
            <chart:data-point chart:repeated="5"/>
          </chart:series>
          <chart:series chart:style-name="ch11" chart:values-cell-range-address="GPU2.B95:GPU2.B98" chart:label-cell-address="GPU2.B94:GPU2.B9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PU + CPU</text:p>
                <draw:g>
                  <svg:desc>GPU2.C94:GPU2.C94</svg:desc>
                </draw:g>
              </table:table-cell>
              <table:table-cell office:value-type="string">
                <text:p>CPU</text:p>
                <draw:g>
                  <svg:desc>GPU2.B94:GPU2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GPU2.A95:GPU2.A99</svg:desc>
                </draw:g>
              </table:table-cell>
              <table:table-cell office:value-type="float" office:value="0.66">
                <text:p>0.66</text:p>
                <draw:g>
                  <svg:desc>GPU2.C95:GPU2.C99</svg:desc>
                </draw:g>
              </table:table-cell>
              <table:table-cell office:value-type="float" office:value="1.28">
                <text:p>1.28</text:p>
                <draw:g>
                  <svg:desc>GPU2.B95:GPU2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77">
                <text:p>0.7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99">
                <text:p>0.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8.88">
                <text:p>8.8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13cm" svg:height="11.449cm" xlink:href=".." xlink:type="simple" chart:class="chart:scatter" chart:style-name="ch1">
        <chart:title svg:x="7.241cm" svg:y="0.364cm" chart:style-name="ch2">
          <text:p>Comparaison #op.thread</text:p>
        </chart:title>
        <chart:subtitle svg:x="6.249cm" svg:y="1.371cm" chart:style-name="ch3">
          <text:p>Multiplication naïve modulaire sur GPU2</text:p>
        </chart:subtitle>
        <chart:legend chart:legend-position="end" svg:x="15.688cm" svg:y="5.176cm" style:legend-expansion="high" chart:style-name="ch4"/>
        <chart:plot-area chart:style-name="ch5" table:cell-range-address="GPU2.E95:GPU2.G100 GPU2.F94:GPU2.G94" chart:data-source-has-labels="row" svg:x="1.399cm" svg:y="2.282cm" svg:width="13.901cm" svg:height="7.958cm">
          <chartooo:coordinate-region svg:x="2.206cm" svg:y="2.481cm" svg:width="12.445cm" svg:height="7.112cm"/>
          <chart:axis chart:dimension="x" chart:name="primary-x" chart:style-name="ch6">
            <chart:title svg:x="7.842cm" svg:y="10.468cm" chart:style-name="ch7">
              <text:p>Degré</text:p>
            </chart:title>
          </chart:axis>
          <chart:axis chart:dimension="y" chart:name="primary-y" chart:style-name="ch6">
            <chart:title svg:x="0.451cm" svg:y="7.046cm" chart:style-name="ch8">
              <text:p>Temps (s)</text:p>
            </chart:title>
            <chart:grid chart:style-name="ch9" chart:class="major"/>
          </chart:axis>
          <chart:series chart:style-name="ch10" chart:values-cell-range-address="GPU2.F95:GPU2.F100" chart:label-cell-address="GPU2.F94:GPU2.F94" chart:class="chart:scatter">
            <chart:domain table:cell-range-address="GPU2.E95:GPU2.E100"/>
            <chart:data-point chart:repeated="6"/>
          </chart:series>
          <chart:series chart:style-name="ch11" chart:values-cell-range-address="GPU2.G95:GPU2.G100" chart:label-cell-address="GPU2.G94:GPU2.G9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1 op./thread</text:p>
                <draw:g>
                  <svg:desc>GPU2.F94:GPU2.F94</svg:desc>
                </draw:g>
              </table:table-cell>
              <table:table-cell office:value-type="string">
                <text:p>DEG op./thread</text:p>
                <draw:g>
                  <svg:desc>GPU2.G94:GPU2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GPU2.E95:GPU2.E100</svg:desc>
                </draw:g>
              </table:table-cell>
              <table:table-cell office:value-type="float" office:value="0.81">
                <text:p>0.81</text:p>
                <draw:g>
                  <svg:desc>GPU2.F95:GPU2.F100</svg:desc>
                </draw:g>
              </table:table-cell>
              <table:table-cell office:value-type="float" office:value="0.66">
                <text:p>0.66</text:p>
                <draw:g>
                  <svg:desc>GPU2.G95:GPU2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.14">
                <text:p>1.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4">
                <text:p>2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91">
                <text:p>9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352.3">
                <text:p>352.3</text:p>
              </table:table-cell>
              <table:table-cell office:value-type="float" office:value="129.8">
                <text:p>129.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42cm" svg:height="12.459cm" xlink:href=".." xlink:type="simple" chart:class="chart:scatter" chart:style-name="ch1">
        <chart:title svg:x="7.34cm" svg:y="0.385cm" chart:style-name="ch2">
          <text:p>Comparaison #op./thread</text:p>
        </chart:title>
        <chart:subtitle svg:x="7.314cm" svg:y="1.413cm" chart:style-name="ch3">
          <text:p>Multiplication naïve sur GPU3</text:p>
        </chart:subtitle>
        <chart:legend chart:legend-position="end" svg:x="16.017cm" svg:y="5.681cm" style:legend-expansion="high" chart:style-name="ch4"/>
        <chart:plot-area chart:style-name="ch5" table:cell-range-address="GPU3.E95:GPU3.G100 GPU3.F94:GPU3.G94" chart:data-source-has-labels="row" svg:x="1.405cm" svg:y="2.345cm" svg:width="14.218cm" svg:height="8.884cm">
          <chartooo:coordinate-region svg:x="2.026cm" svg:y="2.545cm" svg:width="12.761cm" svg:height="8.037cm"/>
          <chart:axis chart:dimension="x" chart:name="primary-x" chart:style-name="ch6">
            <chart:title svg:x="8.007cm" svg:y="11.478cm" chart:style-name="ch7">
              <text:p>Degré</text:p>
            </chart:title>
          </chart:axis>
          <chart:axis chart:dimension="y" chart:name="primary-y" chart:style-name="ch6">
            <chart:title svg:x="0.451cm" svg:y="7.572cm" chart:style-name="ch8">
              <text:p>Temps (s)</text:p>
            </chart:title>
            <chart:grid chart:style-name="ch9" chart:class="major"/>
          </chart:axis>
          <chart:series chart:style-name="ch10" chart:values-cell-range-address="GPU3.F95:GPU3.F100" chart:label-cell-address="GPU3.F94:GPU3.F94" chart:class="chart:scatter">
            <chart:domain table:cell-range-address="GPU3.E95:GPU3.E100"/>
            <chart:data-point chart:repeated="6"/>
          </chart:series>
          <chart:series chart:style-name="ch11" chart:values-cell-range-address="GPU3.G95:GPU3.G100" chart:label-cell-address="GPU3.G94:GPU3.G9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1 op./thread</text:p>
                <draw:g>
                  <svg:desc>GPU3.F94:GPU3.F94</svg:desc>
                </draw:g>
              </table:table-cell>
              <table:table-cell office:value-type="string">
                <text:p>DEG op./thread</text:p>
                <draw:g>
                  <svg:desc>GPU3.G94:GPU3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GPU3.E95:GPU3.E100</svg:desc>
                </draw:g>
              </table:table-cell>
              <table:table-cell office:value-type="float" office:value="1.42">
                <text:p>1.42</text:p>
                <draw:g>
                  <svg:desc>GPU3.F95:GPU3.F100</svg:desc>
                </draw:g>
              </table:table-cell>
              <table:table-cell office:value-type="float" office:value="1.25">
                <text:p>1.25</text:p>
                <draw:g>
                  <svg:desc>GPU3.G95:GPU3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.59">
                <text:p>1.5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71">
                <text:p>1.7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37">
                <text:p>3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138.5">
                <text:p>138.5</text:p>
              </table:table-cell>
              <table:table-cell office:value-type="float" office:value="43.8">
                <text:p>43.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cc" draw:fill-color="#6699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65cm" svg:height="14.091cm" xlink:href=".." xlink:type="simple" chart:class="chart:scatter" chart:style-name="ch1">
        <chart:title svg:x="8.081cm" svg:y="0.417cm" chart:style-name="ch2">
          <text:p>Multiplication naïve modulaire</text:p>
        </chart:title>
        <chart:subtitle svg:x="9.681cm" svg:y="1.477cm" chart:style-name="ch3">
          <text:p>CPU vs GPU3</text:p>
        </chart:subtitle>
        <chart:legend chart:legend-position="end" svg:x="18.636cm" svg:y="6.497cm" style:legend-expansion="high" chart:style-name="ch4"/>
        <chart:plot-area chart:style-name="ch5" table:cell-range-address="GPU3.A95:GPU3.A99 GPU3.C93:GPU3.C99 GPU3.B94:GPU3.B98" chart:data-source-has-labels="row" svg:x="1.45cm" svg:y="2.441cm" svg:width="16.747cm" svg:height="10.388cm">
          <chartooo:coordinate-region svg:x="2.257cm" svg:y="2.64cm" svg:width="15.105cm" svg:height="9.542cm"/>
          <chart:axis chart:dimension="x" chart:name="primary-x" chart:style-name="ch6">
            <chart:title svg:x="9.316cm" svg:y="13.11cm" chart:style-name="ch7">
              <text:p>Degré</text:p>
            </chart:title>
          </chart:axis>
          <chart:axis chart:dimension="y" chart:name="primary-y" chart:style-name="ch6">
            <chart:title svg:x="0.451cm" svg:y="8.42cm" chart:style-name="ch8">
              <text:p>Temps (s)</text:p>
            </chart:title>
            <chart:grid chart:style-name="ch9" chart:class="major"/>
          </chart:axis>
          <chart:series chart:style-name="ch10" chart:values-cell-range-address="GPU3.C95:GPU3.C99" chart:label-cell-address="GPU3.C93:GPU3.C94" chart:class="chart:scatter">
            <chart:domain table:cell-range-address="GPU3.A95:GPU3.A99"/>
            <chart:data-point chart:repeated="5"/>
          </chart:series>
          <chart:series chart:style-name="ch11" chart:values-cell-range-address="GPU3.B95:GPU3.B98" chart:label-cell-address="GPU3.B94:GPU3.B9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PU + CPU</text:p>
                <text:list>
                  <text:list-item>
                    <text:p/>
                  </text:list-item>
                  <text:list-item>
                    <text:p>GPU + CPU</text:p>
                  </text:list-item>
                </text:list>
                <draw:g>
                  <svg:desc>GPU3.C93:GPU3.C94</svg:desc>
                </draw:g>
              </table:table-cell>
              <table:table-cell office:value-type="string">
                <text:p>CPU</text:p>
                <draw:g>
                  <svg:desc>GPU3.B94:GPU3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GPU3.A95:GPU3.A99</svg:desc>
                </draw:g>
              </table:table-cell>
              <table:table-cell office:value-type="float" office:value="1.25">
                <text:p>1.25</text:p>
                <draw:g>
                  <svg:desc>GPU3.C95:GPU3.C99</svg:desc>
                </draw:g>
              </table:table-cell>
              <table:table-cell office:value-type="float" office:value="0.7">
                <text:p>0.7</text:p>
                <draw:g>
                  <svg:desc>GPU3.B95:GPU3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.35">
                <text:p>1.35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55">
                <text:p>1.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4">
                <text:p>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75cm" svg:height="15.406cm" xlink:href=".." xlink:type="simple" chart:class="chart:scatter" chart:style-name="ch1">
        <chart:title svg:x="8.273cm" svg:y="0.444cm" chart:style-name="ch2">
          <text:p>GPU2: Comparaison #op. / thread</text:p>
        </chart:title>
        <chart:subtitle svg:x="8.207cm" svg:y="1.531cm" chart:style-name="ch3">
          <text:p>Addition modulaire par décalage binaire</text:p>
        </chart:subtitle>
        <chart:legend chart:legend-position="end" svg:x="19.1cm" svg:y="6.408cm" style:legend-expansion="high" chart:style-name="ch4"/>
        <chart:plot-area chart:style-name="ch5" table:cell-range-address="GPU2.A17:GPU2.F19 GPU2.B16:GPU2.F16" chart:data-source-has-labels="row" svg:x="1.476cm" svg:y="2.522cm" svg:width="17.159cm" svg:height="11.595cm">
          <chartooo:coordinate-region svg:x="2.097cm" svg:y="2.721cm" svg:width="16.258cm" svg:height="10.749cm"/>
          <chart:axis chart:dimension="x" chart:name="primary-x" chart:style-name="ch6">
            <chart:title svg:x="8.979cm" svg:y="14.425cm" chart:style-name="ch7">
              <text:p>Degré ( *1e6 )</text:p>
            </chart:title>
          </chart:axis>
          <chart:axis chart:dimension="y" chart:name="primary-y" chart:style-name="ch6">
            <chart:title svg:x="0.451cm" svg:y="9.104cm" chart:style-name="ch8">
              <text:p>Temps (s)</text:p>
            </chart:title>
            <chart:grid chart:style-name="ch9" chart:class="major"/>
          </chart:axis>
          <chart:series chart:style-name="ch10" chart:values-cell-range-address="GPU2.B17:GPU2.B19" chart:label-cell-address="GPU2.B16:GPU2.B16" chart:class="chart:scatter">
            <chart:domain table:cell-range-address="GPU2.A17:GPU2.A19"/>
            <chart:data-point chart:repeated="3"/>
          </chart:series>
          <chart:series chart:style-name="ch11" chart:values-cell-range-address="GPU2.C17:GPU2.C19" chart:label-cell-address="GPU2.C16:GPU2.C16" chart:class="chart:scatter">
            <chart:data-point chart:repeated="3"/>
          </chart:series>
          <chart:series chart:style-name="ch12" chart:values-cell-range-address="GPU2.D17:GPU2.D19" chart:label-cell-address="GPU2.D16:GPU2.D16" chart:class="chart:scatter">
            <chart:data-point chart:repeated="3"/>
          </chart:series>
          <chart:series chart:style-name="ch13" chart:values-cell-range-address="GPU2.E17:GPU2.E19" chart:label-cell-address="GPU2.E16:GPU2.E16" chart:class="chart:scatter">
            <chart:data-point chart:repeated="3"/>
          </chart:series>
          <chart:series chart:style-name="ch14" chart:values-cell-range-address="GPU2.F17:GPU2.F19" chart:label-cell-address="GPU2.F16:GPU2.F16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 op/thread</text:p>
                <draw:g>
                  <svg:desc>GPU2.B16:GPU2.B16</svg:desc>
                </draw:g>
              </table:table-cell>
              <table:table-cell office:value-type="string">
                <text:p>1000 op/thread</text:p>
                <draw:g>
                  <svg:desc>GPU2.C16:GPU2.C16</svg:desc>
                </draw:g>
              </table:table-cell>
              <table:table-cell office:value-type="string">
                <text:p>10000 op/thread</text:p>
                <draw:g>
                  <svg:desc>GPU2.D16:GPU2.D16</svg:desc>
                </draw:g>
              </table:table-cell>
              <table:table-cell office:value-type="string">
                <text:p>100000 op/thread</text:p>
                <draw:g>
                  <svg:desc>GPU2.E16:GPU2.E16</svg:desc>
                </draw:g>
              </table:table-cell>
              <table:table-cell office:value-type="string">
                <text:p>1000000 op/thread</text:p>
                <draw:g>
                  <svg:desc>GPU2.F16:GPU2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2.A17:GPU2.A19</svg:desc>
                </draw:g>
              </table:table-cell>
              <table:table-cell office:value-type="float" office:value="1">
                <text:p>1</text:p>
                <draw:g>
                  <svg:desc>GPU2.B17:GPU2.B19</svg:desc>
                </draw:g>
              </table:table-cell>
              <table:table-cell office:value-type="float" office:value="1">
                <text:p>1</text:p>
                <draw:g>
                  <svg:desc>GPU2.C17:GPU2.C19</svg:desc>
                </draw:g>
              </table:table-cell>
              <table:table-cell office:value-type="float" office:value="1">
                <text:p>1</text:p>
                <draw:g>
                  <svg:desc>GPU2.D17:GPU2.D19</svg:desc>
                </draw:g>
              </table:table-cell>
              <table:table-cell office:value-type="float" office:value="1.16">
                <text:p>1.16</text:p>
                <draw:g>
                  <svg:desc>GPU2.E17:GPU2.E19</svg:desc>
                </draw:g>
              </table:table-cell>
              <table:table-cell office:value-type="float" office:value="1.9">
                <text:p>1.9</text:p>
                <draw:g>
                  <svg:desc>GPU2.F17:GPU2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.25">
                <text:p>3.25</text:p>
              </table:table-cell>
              <table:table-cell office:value-type="float" office:value="3.3">
                <text:p>3.3</text:p>
              </table:table-cell>
              <table:table-cell office:value-type="float" office:value="3.33">
                <text:p>3.33</text:p>
              </table:table-cell>
              <table:table-cell office:value-type="float" office:value="3.72">
                <text:p>3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4">
                <text:p>24</text:p>
              </table:table-cell>
              <table:table-cell office:value-type="float" office:value="25.3">
                <text:p>25.3</text:p>
              </table:table-cell>
              <table:table-cell office:value-type="float" office:value="25.5">
                <text:p>25.5</text:p>
              </table:table-cell>
              <table:table-cell office:value-type="float" office:value="33.1">
                <text:p>3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23cm" svg:height="15.247cm" xlink:href=".." xlink:type="simple" chart:class="chart:scatter" chart:style-name="ch1">
        <chart:title svg:x="9.038cm" svg:y="0.44cm" chart:style-name="ch2">
          <text:p>Programme parallèle sur GPU2</text:p>
        </chart:title>
        <chart:subtitle svg:x="9.011cm" svg:y="1.523cm" chart:style-name="ch3">
          <text:p>Comparaison méthodes de modulo</text:p>
        </chart:subtitle>
        <chart:legend chart:legend-position="end" svg:x="20.868cm" svg:y="6.577cm" style:legend-expansion="high" chart:style-name="ch4"/>
        <chart:plot-area chart:style-name="ch5" table:cell-range-address="GPU2.A11:GPU2.E13 GPU2.B10:GPU2.E10" chart:data-source-has-labels="row" svg:x="1.495cm" svg:y="2.51cm" svg:width="18.889cm" svg:height="11.452cm">
          <chartooo:coordinate-region svg:x="2.116cm" svg:y="2.709cm" svg:width="17.988cm" svg:height="10.606cm"/>
          <chart:axis chart:dimension="x" chart:name="primary-x" chart:style-name="ch6">
            <chart:title svg:x="9.863cm" svg:y="14.266cm" chart:style-name="ch7">
              <text:p>Degré ( *1e6 )</text:p>
            </chart:title>
          </chart:axis>
          <chart:axis chart:dimension="y" chart:name="primary-y" chart:style-name="ch6">
            <chart:title svg:x="0.451cm" svg:y="9.021cm" chart:style-name="ch8">
              <text:p>Temps (s)</text:p>
            </chart:title>
            <chart:grid chart:style-name="ch9" chart:class="major"/>
          </chart:axis>
          <chart:series chart:style-name="ch10" chart:values-cell-range-address="GPU2.B11:GPU2.B13" chart:label-cell-address="GPU2.B10:GPU2.B10" chart:class="chart:scatter">
            <chart:domain table:cell-range-address="GPU2.A11:GPU2.A13"/>
            <chart:data-point chart:repeated="3"/>
          </chart:series>
          <chart:series chart:style-name="ch11" chart:values-cell-range-address="GPU2.C11:GPU2.C13" chart:label-cell-address="GPU2.C10:GPU2.C10" chart:class="chart:scatter">
            <chart:data-point chart:repeated="3"/>
          </chart:series>
          <chart:series chart:style-name="ch12" chart:values-cell-range-address="GPU2.D11:GPU2.D13" chart:label-cell-address="GPU2.D10:GPU2.D10" chart:class="chart:scatter">
            <chart:data-point chart:repeated="3"/>
          </chart:series>
          <chart:series chart:style-name="ch13" chart:values-cell-range-address="GPU2.E11:GPU2.E13" chart:label-cell-address="GPU2.E10:GPU2.E10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odulo %</text:p>
                <draw:g>
                  <svg:desc>GPU2.B10:GPU2.B10</svg:desc>
                </draw:g>
              </table:table-cell>
              <table:table-cell office:value-type="string">
                <text:p>Modulo if</text:p>
                <draw:g>
                  <svg:desc>GPU2.C10:GPU2.C10</svg:desc>
                </draw:g>
              </table:table-cell>
              <table:table-cell office:value-type="string">
                <text:p>Modulo \ if</text:p>
                <draw:g>
                  <svg:desc>GPU2.D10:GPU2.D10</svg:desc>
                </draw:g>
              </table:table-cell>
              <table:table-cell office:value-type="string">
                <text:p>Sans modulo</text:p>
                <draw:g>
                  <svg:desc>GPU2.E10:GPU2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2.A11:GPU2.A13</svg:desc>
                </draw:g>
              </table:table-cell>
              <table:table-cell office:value-type="float" office:value="1">
                <text:p>1</text:p>
                <draw:g>
                  <svg:desc>GPU2.B11:GPU2.B13</svg:desc>
                </draw:g>
              </table:table-cell>
              <table:table-cell office:value-type="float" office:value="1">
                <text:p>1</text:p>
                <draw:g>
                  <svg:desc>GPU2.C11:GPU2.C13</svg:desc>
                </draw:g>
              </table:table-cell>
              <table:table-cell office:value-type="float" office:value="1">
                <text:p>1</text:p>
                <draw:g>
                  <svg:desc>GPU2.D11:GPU2.D13</svg:desc>
                </draw:g>
              </table:table-cell>
              <table:table-cell office:value-type="float" office:value="0.96">
                <text:p>0.96</text:p>
                <draw:g>
                  <svg:desc>GPU2.E11:GPU2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  <table:table-cell office:value-type="float" office:value="3.25">
                <text:p>3.25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.9">
                <text:p>23.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6">
                <text:p>23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86cm" svg:height="14.795cm" xlink:href=".." xlink:type="simple" chart:class="chart:scatter" chart:style-name="ch1">
        <chart:title svg:x="9.453cm" svg:y="0.431cm" chart:style-name="ch2">
          <text:p>Programme séquentiel</text:p>
        </chart:title>
        <chart:subtitle svg:x="8.593cm" svg:y="1.505cm" chart:style-name="ch3">
          <text:p>Comparaison méthodes de modulo</text:p>
        </chart:subtitle>
        <chart:legend chart:legend-position="end" svg:x="20.031cm" svg:y="6.351cm" style:legend-expansion="high" chart:style-name="ch4"/>
        <chart:plot-area chart:style-name="ch5" table:cell-range-address="GPU1.G11:GPU1.K13 GPU1.H10:GPU1.K10" chart:data-source-has-labels="row" svg:x="1.478cm" svg:y="2.483cm" svg:width="18.086cm" svg:height="11.036cm">
          <chartooo:coordinate-region svg:x="1.914cm" svg:y="2.682cm" svg:width="17.185cm" svg:height="10.19cm"/>
          <chart:axis chart:dimension="x" chart:name="primary-x" chart:style-name="ch6">
            <chart:title svg:x="9.445cm" svg:y="13.814cm" chart:style-name="ch7">
              <text:p>Degré ( *1e6 )</text:p>
            </chart:title>
          </chart:axis>
          <chart:axis chart:dimension="y" chart:name="primary-y" chart:style-name="ch6">
            <chart:title svg:x="0.451cm" svg:y="8.786cm" chart:style-name="ch8">
              <text:p>Temps (s)</text:p>
            </chart:title>
            <chart:grid chart:style-name="ch9" chart:class="major"/>
          </chart:axis>
          <chart:series chart:style-name="ch10" chart:values-cell-range-address="GPU1.H11:GPU1.H13" chart:label-cell-address="GPU1.H10:GPU1.H10" chart:class="chart:scatter">
            <chart:domain table:cell-range-address="GPU1.G11:GPU1.G13"/>
            <chart:data-point chart:repeated="3"/>
          </chart:series>
          <chart:series chart:style-name="ch11" chart:values-cell-range-address="GPU1.I11:GPU1.I13" chart:label-cell-address="GPU1.I10:GPU1.I10" chart:class="chart:scatter">
            <chart:data-point chart:repeated="3"/>
          </chart:series>
          <chart:series chart:style-name="ch12" chart:values-cell-range-address="GPU1.J11:GPU1.J13" chart:label-cell-address="GPU1.J10:GPU1.J10" chart:class="chart:scatter">
            <chart:data-point chart:repeated="3"/>
          </chart:series>
          <chart:series chart:style-name="ch13" chart:values-cell-range-address="GPU1.K11:GPU1.K13" chart:label-cell-address="GPU1.K10:GPU1.K10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Modulo %</text:p>
                <draw:g>
                  <svg:desc>GPU1.H10:GPU1.H10</svg:desc>
                </draw:g>
              </table:table-cell>
              <table:table-cell office:value-type="string">
                <text:p>Modulo if</text:p>
                <draw:g>
                  <svg:desc>GPU1.I10:GPU1.I10</svg:desc>
                </draw:g>
              </table:table-cell>
              <table:table-cell office:value-type="string">
                <text:p>Modulo \ if</text:p>
                <draw:g>
                  <svg:desc>GPU1.J10:GPU1.J10</svg:desc>
                </draw:g>
              </table:table-cell>
              <table:table-cell office:value-type="string">
                <text:p>Sans modulo</text:p>
                <draw:g>
                  <svg:desc>GPU1.K10:GPU1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1.G11:GPU1.G13</svg:desc>
                </draw:g>
              </table:table-cell>
              <table:table-cell office:value-type="float" office:value="0.097">
                <text:p>0.097</text:p>
                <draw:g>
                  <svg:desc>GPU1.H11:GPU1.H13</svg:desc>
                </draw:g>
              </table:table-cell>
              <table:table-cell office:value-type="float" office:value="0.097">
                <text:p>0.097</text:p>
                <draw:g>
                  <svg:desc>GPU1.I11:GPU1.I13</svg:desc>
                </draw:g>
              </table:table-cell>
              <table:table-cell office:value-type="float" office:value="0.082">
                <text:p>0.082</text:p>
                <draw:g>
                  <svg:desc>GPU1.J11:GPU1.J13</svg:desc>
                </draw:g>
              </table:table-cell>
              <table:table-cell office:value-type="float" office:value="0.08">
                <text:p>0.08</text:p>
                <draw:g>
                  <svg:desc>GPU1.K11:GPU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3">
                <text:p>0.93</text:p>
              </table:table-cell>
              <table:table-cell office:value-type="float" office:value="0.958">
                <text:p>0.958</text:p>
              </table:table-cell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.1">
                <text:p>9.1</text:p>
              </table:table-cell>
              <table:table-cell office:value-type="float" office:value="9.69">
                <text:p>9.69</text:p>
              </table:table-cell>
              <table:table-cell office:value-type="float" office:value="8.2">
                <text:p>8.2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557cm" svg:height="14.317cm" xlink:href=".." xlink:type="simple" chart:class="chart:scatter" chart:style-name="ch1">
        <chart:title svg:x="9.205cm" svg:y="0.422cm" chart:style-name="ch2">
          <text:p>Programme parallèle sur GPU1</text:p>
        </chart:title>
        <chart:subtitle svg:x="9.178cm" svg:y="1.487cm" chart:style-name="ch3">
          <text:p>Comparaison méthodes de modulo</text:p>
        </chart:subtitle>
        <chart:legend chart:legend-position="end" svg:x="21.202cm" svg:y="6.112cm" style:legend-expansion="high" chart:style-name="ch4"/>
        <chart:plot-area chart:style-name="ch5" table:cell-range-address="GPU1.A11:GPU1.E13 GPU1.B10:GPU1.E10" chart:data-source-has-labels="row" svg:x="1.502cm" svg:y="2.456cm" svg:width="19.209cm" svg:height="10.594cm">
          <chartooo:coordinate-region svg:x="1.938cm" svg:y="2.655cm" svg:width="18.308cm" svg:height="9.748cm"/>
          <chart:axis chart:dimension="x" chart:name="primary-x" chart:style-name="ch6">
            <chart:title svg:x="10.03cm" svg:y="13.336cm" chart:style-name="ch7">
              <text:p>Degré ( *1e6 )</text:p>
            </chart:title>
          </chart:axis>
          <chart:axis chart:dimension="y" chart:name="primary-y" chart:style-name="ch6">
            <chart:title svg:x="0.451cm" svg:y="8.538cm" chart:style-name="ch8">
              <text:p>Temps (s)</text:p>
            </chart:title>
            <chart:grid chart:style-name="ch9" chart:class="major"/>
          </chart:axis>
          <chart:series chart:style-name="ch10" chart:values-cell-range-address="GPU1.B11:GPU1.B13" chart:label-cell-address="GPU1.B10:GPU1.B10" chart:class="chart:scatter">
            <chart:domain table:cell-range-address="GPU1.A11:GPU1.A13"/>
            <chart:data-point chart:repeated="3"/>
          </chart:series>
          <chart:series chart:style-name="ch11" chart:values-cell-range-address="GPU1.C11:GPU1.C13" chart:label-cell-address="GPU1.C10:GPU1.C10" chart:class="chart:scatter">
            <chart:data-point chart:repeated="3"/>
          </chart:series>
          <chart:series chart:style-name="ch12" chart:values-cell-range-address="GPU1.D11:GPU1.D13" chart:label-cell-address="GPU1.D10:GPU1.D10" chart:class="chart:scatter">
            <chart:data-point chart:repeated="3"/>
          </chart:series>
          <chart:series chart:style-name="ch13" chart:values-cell-range-address="GPU1.E11:GPU1.E13" chart:label-cell-address="GPU1.E10:GPU1.E10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odulo %</text:p>
                <draw:g>
                  <svg:desc>GPU1.B10:GPU1.B10</svg:desc>
                </draw:g>
              </table:table-cell>
              <table:table-cell office:value-type="string">
                <text:p>Modulo if</text:p>
                <draw:g>
                  <svg:desc>GPU1.C10:GPU1.C10</svg:desc>
                </draw:g>
              </table:table-cell>
              <table:table-cell office:value-type="string">
                <text:p>Modulo \ if</text:p>
                <draw:g>
                  <svg:desc>GPU1.D10:GPU1.D10</svg:desc>
                </draw:g>
              </table:table-cell>
              <table:table-cell office:value-type="string">
                <text:p>Sans modulo</text:p>
                <draw:g>
                  <svg:desc>GPU1.E10:GPU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1.A11:GPU1.A13</svg:desc>
                </draw:g>
              </table:table-cell>
              <table:table-cell office:value-type="float" office:value="0.6">
                <text:p>0.6</text:p>
                <draw:g>
                  <svg:desc>GPU1.B11:GPU1.B13</svg:desc>
                </draw:g>
              </table:table-cell>
              <table:table-cell office:value-type="float" office:value="0.6">
                <text:p>0.6</text:p>
                <draw:g>
                  <svg:desc>GPU1.C11:GPU1.C13</svg:desc>
                </draw:g>
              </table:table-cell>
              <table:table-cell office:value-type="float" office:value="0.62">
                <text:p>0.62</text:p>
                <draw:g>
                  <svg:desc>GPU1.D11:GPU1.D13</svg:desc>
                </draw:g>
              </table:table-cell>
              <table:table-cell office:value-type="float" office:value="0.6">
                <text:p>0.6</text:p>
                <draw:g>
                  <svg:desc>GPU1.E11:GPU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.1">
                <text:p>16.1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16.1">
                <text:p>16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81cm" svg:height="14.663cm" xlink:href=".." xlink:type="simple" chart:class="chart:scatter" chart:style-name="ch1">
        <chart:title svg:x="8.176cm" svg:y="0.429cm" chart:style-name="ch2">
          <text:p>GPU1: Comparaison #op. / thread</text:p>
        </chart:title>
        <chart:subtitle svg:x="8.321cm" svg:y="1.501cm" chart:style-name="ch3">
          <text:p>Addition modulo par décalage binaire</text:p>
        </chart:subtitle>
        <chart:legend chart:legend-position="end" svg:x="18.906cm" svg:y="6.036cm" style:legend-expansion="high" chart:style-name="ch4"/>
        <chart:plot-area chart:style-name="ch5" table:cell-range-address="GPU1.A17:GPU1.F19 GPU1.B16:GPU1.F16" chart:data-source-has-labels="row" svg:x="1.472cm" svg:y="2.477cm" svg:width="16.973cm" svg:height="10.912cm">
          <chartooo:coordinate-region svg:x="2.093cm" svg:y="2.676cm" svg:width="16.072cm" svg:height="10.066cm"/>
          <chart:axis chart:dimension="x" chart:name="primary-x" chart:style-name="ch6">
            <chart:title svg:x="8.882cm" svg:y="13.682cm" chart:style-name="ch7">
              <text:p>Degré ( *1e6 )</text:p>
            </chart:title>
          </chart:axis>
          <chart:axis chart:dimension="y" chart:name="primary-y" chart:style-name="ch6">
            <chart:title svg:x="0.451cm" svg:y="8.718cm" chart:style-name="ch8">
              <text:p>Temps (s)</text:p>
            </chart:title>
            <chart:grid chart:style-name="ch9" chart:class="major"/>
          </chart:axis>
          <chart:series chart:style-name="ch10" chart:values-cell-range-address="GPU1.B17:GPU1.B19" chart:label-cell-address="GPU1.B16:GPU1.B16" chart:class="chart:scatter">
            <chart:domain table:cell-range-address="GPU1.A17:GPU1.A19"/>
            <chart:data-point chart:repeated="3"/>
          </chart:series>
          <chart:series chart:style-name="ch11" chart:values-cell-range-address="GPU1.C17:GPU1.C19" chart:label-cell-address="GPU1.C16:GPU1.C16" chart:class="chart:scatter">
            <chart:data-point chart:repeated="3"/>
          </chart:series>
          <chart:series chart:style-name="ch12" chart:values-cell-range-address="GPU1.D17:GPU1.D19" chart:label-cell-address="GPU1.D16:GPU1.D16" chart:class="chart:scatter">
            <chart:data-point chart:repeated="3"/>
          </chart:series>
          <chart:series chart:style-name="ch13" chart:values-cell-range-address="GPU1.E17:GPU1.E19" chart:label-cell-address="GPU1.E16:GPU1.E16" chart:class="chart:scatter">
            <chart:data-point chart:repeated="3"/>
          </chart:series>
          <chart:series chart:style-name="ch14" chart:values-cell-range-address="GPU1.F17:GPU1.F19" chart:label-cell-address="GPU1.F16:GPU1.F16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 op/thread</text:p>
                <draw:g>
                  <svg:desc>GPU1.B16:GPU1.B16</svg:desc>
                </draw:g>
              </table:table-cell>
              <table:table-cell office:value-type="string">
                <text:p>1000 op/thread</text:p>
                <draw:g>
                  <svg:desc>GPU1.C16:GPU1.C16</svg:desc>
                </draw:g>
              </table:table-cell>
              <table:table-cell office:value-type="string">
                <text:p>10000 op/thread</text:p>
                <draw:g>
                  <svg:desc>GPU1.D16:GPU1.D16</svg:desc>
                </draw:g>
              </table:table-cell>
              <table:table-cell office:value-type="string">
                <text:p>100000 op/thread</text:p>
                <draw:g>
                  <svg:desc>GPU1.E16:GPU1.E16</svg:desc>
                </draw:g>
              </table:table-cell>
              <table:table-cell office:value-type="string">
                <text:p>1000000 op/thread</text:p>
                <draw:g>
                  <svg:desc>GPU1.F16:GPU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1.A17:GPU1.A19</svg:desc>
                </draw:g>
              </table:table-cell>
              <table:table-cell office:value-type="float" office:value="0.62">
                <text:p>0.62</text:p>
                <draw:g>
                  <svg:desc>GPU1.B17:GPU1.B19</svg:desc>
                </draw:g>
              </table:table-cell>
              <table:table-cell office:value-type="float" office:value="0.63">
                <text:p>0.63</text:p>
                <draw:g>
                  <svg:desc>GPU1.C17:GPU1.C19</svg:desc>
                </draw:g>
              </table:table-cell>
              <table:table-cell office:value-type="float" office:value="0.65">
                <text:p>0.65</text:p>
                <draw:g>
                  <svg:desc>GPU1.D17:GPU1.D19</svg:desc>
                </draw:g>
              </table:table-cell>
              <table:table-cell office:value-type="float" office:value="0.8">
                <text:p>0.8</text:p>
                <draw:g>
                  <svg:desc>GPU1.E17:GPU1.E19</svg:desc>
                </draw:g>
              </table:table-cell>
              <table:table-cell office:value-type="float" office:value="1.28">
                <text:p>1.28</text:p>
                <draw:g>
                  <svg:desc>GPU1.F17:GPU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.02">
                <text:p>2.02</text:p>
              </table:table-cell>
              <table:table-cell office:value-type="float" office:value="2.05">
                <text:p>2.05</text:p>
              </table:table-cell>
              <table:table-cell office:value-type="float" office:value="2.44">
                <text:p>2.4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.8">
                <text:p>16.8</text:p>
              </table:table-cell>
              <table:table-cell office:value-type="float" office:value="16.8">
                <text:p>16.8</text:p>
              </table:table-cell>
              <table:table-cell office:value-type="float" office:value="17">
                <text:p>17</text:p>
              </table:table-cell>
              <table:table-cell office:value-type="float" office:value="21.1">
                <text:p>21.1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2.824cm" svg:y="0.316cm" chart:style-name="ch2">
          <text:p>Comparaison programme séquentiel et parallèle GPU</text:p>
        </chart:title>
        <chart:legend chart:legend-position="end" svg:x="12.778cm" svg:y="3.954cm" style:legend-expansion="high" chart:style-name="ch3"/>
        <chart:plot-area chart:style-name="ch4" table:cell-range-address="GPU2.A5:GPU2.C7 GPU2.B4:GPU2.C4" chart:data-source-has-labels="row" svg:x="1.331cm" svg:y="1.275cm" svg:width="11.127cm" svg:height="6.569cm">
          <chartooo:coordinate-region svg:x="1.767cm" svg:y="1.474cm" svg:width="10.226cm" svg:height="5.723cm"/>
          <chart:axis chart:dimension="x" chart:name="primary-x" chart:style-name="ch5">
            <chart:title svg:x="5.778cm" svg:y="8.024cm" chart:style-name="ch6">
              <text:p>Degré ( *1e6 ) </text:p>
            </chart:title>
          </chart:axis>
          <chart:axis chart:dimension="y" chart:name="primary-y" chart:style-name="ch5">
            <chart:title svg:x="0.451cm" svg:y="5.344cm" chart:style-name="ch7">
              <text:p>Temps (s)</text:p>
            </chart:title>
            <chart:grid chart:style-name="ch8" chart:class="major"/>
          </chart:axis>
          <chart:series chart:style-name="ch9" chart:values-cell-range-address="GPU2.B5:GPU2.B7" chart:label-cell-address="GPU2.B4:GPU2.B4" chart:class="chart:scatter">
            <chart:domain table:cell-range-address="GPU2.A5:GPU2.A7"/>
            <chart:data-point chart:repeated="3"/>
          </chart:series>
          <chart:series chart:style-name="ch10" chart:values-cell-range-address="GPU2.C5:GPU2.C7" chart:label-cell-address="GPU2.C4:GPU2.C4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PU</text:p>
                <draw:g>
                  <svg:desc>GPU2.B4:GPU2.B4</svg:desc>
                </draw:g>
              </table:table-cell>
              <table:table-cell office:value-type="string">
                <text:p>GPU + CPU</text:p>
                <draw:g>
                  <svg:desc>GPU2.C4:GPU2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2.A5:GPU2.A7</svg:desc>
                </draw:g>
              </table:table-cell>
              <table:table-cell office:value-type="float" office:value="0.15">
                <text:p>0.15</text:p>
                <draw:g>
                  <svg:desc>GPU2.B5:GPU2.B7</svg:desc>
                </draw:g>
              </table:table-cell>
              <table:table-cell office:value-type="float" office:value="1">
                <text:p>1</text:p>
                <draw:g>
                  <svg:desc>GPU2.C5:GPU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16.1">
                <text:p>16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2.824cm" svg:y="0.316cm" chart:style-name="ch2">
          <text:p>Comparaison programme séquentiel et parallèle GPU</text:p>
        </chart:title>
        <chart:legend chart:legend-position="end" svg:x="12.777cm" svg:y="3.954cm" style:legend-expansion="high" chart:style-name="ch3"/>
        <chart:plot-area chart:style-name="ch4" table:cell-range-address="GPU1.A5:GPU1.C7 GPU1.B4:GPU1.C4" chart:data-source-has-labels="row" svg:x="1.331cm" svg:y="1.275cm" svg:width="11.126cm" svg:height="6.569cm">
          <chartooo:coordinate-region svg:x="1.767cm" svg:y="1.474cm" svg:width="10.225cm" svg:height="5.723cm"/>
          <chart:axis chart:dimension="x" chart:name="primary-x" chart:style-name="ch5">
            <chart:title svg:x="5.818cm" svg:y="8.024cm" chart:style-name="ch6">
              <text:p>Degré ( *1e6 )</text:p>
            </chart:title>
          </chart:axis>
          <chart:axis chart:dimension="y" chart:name="primary-y" chart:style-name="ch5">
            <chart:title svg:x="0.451cm" svg:y="5.344cm" chart:style-name="ch7">
              <text:p>Temps (s)</text:p>
            </chart:title>
            <chart:grid chart:style-name="ch8" chart:class="major"/>
          </chart:axis>
          <chart:series chart:style-name="ch9" chart:values-cell-range-address="GPU1.B5:GPU1.B7" chart:label-cell-address="GPU1.B4:GPU1.B4" chart:class="chart:scatter">
            <chart:domain table:cell-range-address="GPU1.A5:GPU1.A7"/>
            <chart:data-point chart:repeated="3"/>
          </chart:series>
          <chart:series chart:style-name="ch10" chart:values-cell-range-address="GPU1.C5:GPU1.C7" chart:label-cell-address="GPU1.C4:GPU1.C4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PU</text:p>
                <draw:g>
                  <svg:desc>GPU1.B4:GPU1.B4</svg:desc>
                </draw:g>
              </table:table-cell>
              <table:table-cell office:value-type="string">
                <text:p>GPU + CPU</text:p>
                <draw:g>
                  <svg:desc>GPU1.C4:GPU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PU1.A5:GPU1.A7</svg:desc>
                </draw:g>
              </table:table-cell>
              <table:table-cell office:value-type="float" office:value="0.097">
                <text:p>0.097</text:p>
                <draw:g>
                  <svg:desc>GPU1.B5:GPU1.B7</svg:desc>
                </draw:g>
              </table:table-cell>
              <table:table-cell office:value-type="float" office:value="0.6">
                <text:p>0.6</text:p>
                <draw:g>
                  <svg:desc>GPU1.C5:GPU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3">
                <text:p>0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.1">
                <text:p>9.1</text:p>
              </table:table-cell>
              <table:table-cell office:value-type="float" office:value="16.1">
                <text:p>16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cm" svg:height="11.502cm" xlink:href=".." xlink:type="simple" chart:class="chart:scatter" chart:style-name="ch1">
        <chart:title svg:x="7.149cm" svg:y="0.366cm" chart:style-name="ch2">
          <text:p>Multiplication naïve modulaire</text:p>
        </chart:title>
        <chart:subtitle svg:x="8.749cm" svg:y="1.375cm" chart:style-name="ch3">
          <text:p>CPU vs GPU1</text:p>
        </chart:subtitle>
        <chart:legend chart:legend-position="end" svg:x="16.877cm" svg:y="5.203cm" style:legend-expansion="high" chart:style-name="ch4"/>
        <chart:plot-area chart:style-name="ch5" table:cell-range-address="GPU1.A92:GPU1.C96 GPU1.B91:GPU1.C91" chart:data-source-has-labels="row" svg:x="1.413cm" svg:y="2.288cm" svg:width="15.062cm" svg:height="8.003cm">
          <chartooo:coordinate-region svg:x="2.405cm" svg:y="2.487cm" svg:width="13.42cm" svg:height="7.157cm"/>
          <chart:axis chart:dimension="x" chart:name="primary-x" chart:style-name="ch6">
            <chart:title svg:x="8.437cm" svg:y="10.521cm" chart:style-name="ch7">
              <text:p>Degré</text:p>
            </chart:title>
          </chart:axis>
          <chart:axis chart:dimension="y" chart:name="primary-y" chart:style-name="ch6">
            <chart:title svg:x="0.451cm" svg:y="7.034cm" chart:style-name="ch8">
              <text:p>Temps(s)</text:p>
            </chart:title>
            <chart:grid chart:style-name="ch9" chart:class="major"/>
          </chart:axis>
          <chart:series chart:style-name="ch10" chart:values-cell-range-address="GPU1.B92:GPU1.B96" chart:label-cell-address="GPU1.B91:GPU1.B91" chart:class="chart:scatter">
            <chart:domain table:cell-range-address="GPU1.A92:GPU1.A96"/>
            <chart:data-point chart:repeated="5"/>
          </chart:series>
          <chart:series chart:style-name="ch11" chart:values-cell-range-address="GPU1.C92:GPU1.C96" chart:label-cell-address="GPU1.C91:GPU1.C9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PU</text:p>
                <draw:g>
                  <svg:desc>GPU1.B91:GPU1.B91</svg:desc>
                </draw:g>
              </table:table-cell>
              <table:table-cell office:value-type="string">
                <text:p>GPU + CPU</text:p>
                <draw:g>
                  <svg:desc>GPU1.C91:GPU1.C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GPU1.A92:GPU1.A96</svg:desc>
                </draw:g>
              </table:table-cell>
              <table:table-cell office:value-type="float" office:value="0.5">
                <text:p>0.5</text:p>
                <draw:g>
                  <svg:desc>GPU1.B92:GPU1.B96</svg:desc>
                </draw:g>
              </table:table-cell>
              <table:table-cell office:value-type="float" office:value="0.43">
                <text:p>0.43</text:p>
                <draw:g>
                  <svg:desc>GPU1.C92:GPU1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0.5">
                <text:p>1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2">
                <text:p>4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237">
                <text:p>223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28.3">
                <text:p>28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